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5" style:family="table">
      <style:table-properties style:width="7.5507in" table:align="margins"/>
    </style:style>
    <style:style style:name="Table5.A" style:family="table-column">
      <style:table-column-properties style:column-width="0.4375in" style:rel-column-width="630*"/>
    </style:style>
    <style:style style:name="Table5.B" style:family="table-column">
      <style:table-column-properties style:column-width="1.5in" style:rel-column-width="2160*"/>
    </style:style>
    <style:style style:name="Table5.C" style:family="table-column">
      <style:table-column-properties style:column-width="1.8375in" style:rel-column-width="2646*"/>
    </style:style>
    <style:style style:name="Table5.D" style:family="table-column">
      <style:table-column-properties style:column-width="1.2583in" style:rel-column-width="1812*"/>
    </style:style>
    <style:style style:name="Table5.F" style:family="table-column">
      <style:table-column-properties style:column-width="1.259in" style:rel-column-width="1813*"/>
    </style:style>
    <style:style style:name="Table5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style:vertical-align="middle" fo:padding="0.0201in" fo:border="0.05pt solid #000000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2" style:family="table-cell">
      <style:table-cell-properties style:vertical-align="middle" fo:padding="0.0201in" fo:border="0.05pt solid #000000" style:writing-mode="page"/>
    </style:style>
    <style:style style:name="Table3.A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P1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2" style:family="paragraph" style:parent-style-name="Standard">
      <style:text-properties fo:font-size="7pt" officeooo:paragraph-rsid="01166255" style:font-size-asian="6.09999990463257pt" style:font-size-complex="7pt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88032f0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1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16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1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1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2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22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23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26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7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28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2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30" style:family="paragraph" style:parent-style-name="Standard">
      <style:paragraph-properties fo:line-height="115%"/>
      <style:text-properties style:font-name="Pyidaungsu" fo:font-size="10pt" style:font-size-asian="10pt" style:font-name-complex="Pyidaungsu" style:font-size-complex="10pt"/>
    </style:style>
    <style:style style:name="P31" style:family="paragraph" style:parent-style-name="Standard">
      <style:paragraph-properties fo:line-height="115%"/>
      <style:text-properties style:font-name="Pyidaungsu" style:font-name-complex="Pyidaungsu"/>
    </style:style>
    <style:style style:name="P32" style:family="paragraph" style:parent-style-name="Standard">
      <style:paragraph-properties fo:line-height="115%"/>
      <style:text-properties style:font-name="Pyidaungsu" fo:font-size="9pt" style:font-size-asian="9pt" style:font-name-complex="Pyidaungsu" style:font-size-complex="9pt"/>
    </style:style>
    <style:style style:name="P33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34" style:family="paragraph" style:parent-style-name="Standard">
      <style:text-properties officeooo:paragraph-rsid="08a6391a"/>
    </style:style>
    <style:style style:name="P3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bb1d04" style:font-size-asian="10pt" style:font-style-asian="normal" style:font-weight-asian="normal" style:font-name-complex="Pyidaungsu" style:font-size-complex="10pt" style:text-emphasize="none"/>
    </style:style>
    <style:style style:name="P36" style:family="paragraph" style:parent-style-name="Standard" style:list-style-name="L2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name-complex="Pyidaungsu" style:font-size-complex="10pt" style:font-weight-complex="normal" style:text-emphasize="none"/>
    </style:style>
    <style:style style:name="P37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name-complex="Pyidaungsu" style:font-size-complex="10pt" style:font-weight-complex="normal" style:text-emphasize="none"/>
    </style:style>
    <style:style style:name="P38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name-complex="Pyidaungsu" style:font-size-complex="10pt" style:font-weight-complex="normal" style:text-emphasize="none"/>
    </style:style>
    <style:style style:name="P39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2fac51" style:font-size-asian="10pt" style:font-style-asian="normal" style:font-weight-asian="normal" style:font-name-complex="Pyidaungsu" style:font-size-complex="10pt" style:font-weight-complex="normal" style:text-emphasize="none"/>
    </style:style>
    <style:style style:name="P40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0e3b9" style:font-size-asian="10pt" style:font-style-asian="normal" style:font-weight-asian="normal" style:font-name-complex="Pyidaungsu" style:font-size-complex="10pt" style:font-weight-complex="normal" style:text-emphasize="none"/>
    </style:style>
    <style:style style:name="P41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cc84d" style:font-size-asian="10pt" style:font-style-asian="normal" style:font-weight-asian="normal" style:font-name-complex="Pyidaungsu" style:font-size-complex="10pt" style:font-weight-complex="normal" style:text-emphasize="none"/>
    </style:style>
    <style:style style:name="P42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name-complex="Pyidaungsu" style:font-size-complex="10pt" style:font-weight-complex="normal" style:text-emphasize="none"/>
    </style:style>
    <style:style style:name="P43" style:family="paragraph" style:parent-style-name="Standard" style:list-style-name="L1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name-complex="Pyidaungsu" style:font-size-complex="10pt" style:font-weight-complex="normal" style:text-emphasize="none"/>
    </style:style>
    <style:style style:name="P44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f7002" style:font-size-asian="10pt" style:font-style-asian="normal" style:font-weight-asian="normal" style:font-name-complex="Pyidaungsu" style:font-size-complex="10pt" style:font-weight-complex="normal" style:text-emphasize="none"/>
    </style:style>
    <style:style style:name="P45" style:family="paragraph" style:parent-style-name="Standard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name-complex="Pyidaungsu" style:font-size-complex="10pt" style:font-weight-complex="bold" style:text-emphasize="none"/>
    </style:style>
    <style:style style:name="P46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Pyidaungsu" style:font-size-complex="10pt" style:font-weight-complex="bold" style:text-emphasize="none"/>
    </style:style>
    <style:style style:name="P47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name-complex="Pyidaungsu" style:font-size-complex="9pt" style:text-emphasize="none"/>
    </style:style>
    <style:style style:name="P48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49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0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2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3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c49fd8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c82056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6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7" style:family="paragraph" style:parent-style-name="Standard">
      <style:paragraph-properties fo:margin-top="0in" fo:margin-bottom="0in" loext:contextual-spacing="false"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name-complex="Pyidaungsu" style:font-size-complex="10pt" style:text-emphasize="none"/>
    </style:style>
    <style:style style:name="P5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9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0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61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c80a83"/>
    </style:style>
    <style:style style:name="P62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63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c80a83" style:font-size-asian="10pt" style:font-name-complex="Pyidaungsu" style:font-size-complex="10pt"/>
    </style:style>
    <style:style style:name="P64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name-complex="Pyidaungsu" style:font-size-complex="10pt"/>
    </style:style>
    <style:style style:name="P6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name-complex="Pyidaungsu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name-complex="Pyidaungsu" style:font-size-complex="10pt" style:text-emphasize="none"/>
    </style:style>
    <style:style style:name="P67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name-complex="Pyidaungsu" style:font-size-complex="10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1705d4" style:font-size-asian="10pt" style:font-style-asian="normal" style:font-weight-asian="normal" style:font-name-complex="Pyidaungsu" style:font-size-complex="10pt" style:text-emphasize="none"/>
    </style:style>
    <style:style style:name="P69" style:family="paragraph" style:parent-style-name="Table_20_Contents">
      <style:paragraph-properties fo:line-height="115%"/>
    </style:style>
    <style:style style:name="P70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71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c82056" style:font-size-asian="10pt" style:font-name-complex="Pyidaungsu" style:font-size-complex="10pt"/>
    </style:style>
    <style:style style:name="P7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73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c69158" style:font-size-asian="10pt" style:font-size-complex="10pt"/>
    </style:style>
    <style:style style:name="P74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c82056" style:font-size-asian="10pt" style:font-size-complex="10pt"/>
    </style:style>
    <style:style style:name="P75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8c3606" style:font-size-asian="10pt" style:font-size-complex="10pt"/>
    </style:style>
    <style:style style:name="P76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c82056" style:font-size-asian="10pt" style:font-size-complex="10pt"/>
    </style:style>
    <style:style style:name="P77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78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79" style:family="paragraph">
      <loext:graphic-properties draw:fill="none"/>
      <style:paragraph-properties fo:text-align="center"/>
    </style:style>
    <style:style style:name="P80" style:family="paragraph">
      <loext:graphic-properties draw:fill="none"/>
      <style:paragraph-properties fo:text-align="center"/>
      <style:text-properties fo:font-size="12pt"/>
    </style:style>
    <style:style style:name="P81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style:style style:name="T29" style:family="text">
      <style:text-properties officeooo:rsid="001811e8" style:font-style-complex="normal" style:font-weight-complex="normal" style:text-overline-style="none" style:text-overline-color="font-color"/>
    </style:style>
    <style:style style:name="T30" style:family="text">
      <style:text-properties officeooo:rsid="018a088d" style:font-style-complex="normal" style:text-overline-style="none" style:text-overline-color="font-color"/>
    </style:style>
    <style:style style:name="T31" style:family="text">
      <style:text-properties officeooo:rsid="0780cfca" style:font-style-complex="normal" style:text-overline-style="none" style:text-overline-color="font-color"/>
    </style:style>
    <style:style style:name="T32" style:family="text">
      <style:text-properties officeooo:rsid="0016aab4" style:font-style-complex="normal" style:text-overline-style="none" style:text-overline-color="font-color"/>
    </style:style>
    <style:style style:name="T33" style:family="text">
      <style:text-properties fo:font-size="9pt" officeooo:rsid="02e24ff3" style:font-size-asian="9pt" style:font-size-complex="9pt"/>
    </style:style>
    <style:style style:name="T34" style:family="text">
      <style:text-properties fo:font-size="9pt" fo:font-weight="bold" officeooo:rsid="077fdb0c" style:font-size-asian="9pt" style:font-weight-asian="bold" style:font-size-complex="9pt" style:font-weight-complex="bold"/>
    </style:style>
    <style:style style:name="T35" style:family="text">
      <style:text-properties fo:font-size="9pt" fo:font-weight="bold" officeooo:rsid="02df8f7e" style:font-size-asian="9pt" style:font-weight-asian="bold" style:font-size-complex="9pt" style:font-weight-complex="bold"/>
    </style:style>
    <style:style style:name="T36" style:family="text">
      <style:text-properties style:font-name="Pyidaungsu" fo:font-size="9pt" officeooo:rsid="02e24ff3" style:font-size-asian="9pt" style:font-name-complex="Pyidaungsu" style:font-size-complex="9pt"/>
    </style:style>
    <style:style style:name="T37" style:family="text">
      <style:text-properties style:font-name="Pyidaungsu" fo:font-size="9pt" fo:font-weight="bold" officeooo:rsid="077fdb0c" style:font-size-asian="9pt" style:font-weight-asian="bold" style:font-name-complex="Pyidaungsu" style:font-size-complex="9pt" style:font-weight-complex="bold"/>
    </style:style>
    <style:style style:name="T38" style:family="text">
      <style:text-properties style:font-name="Pyidaungsu" fo:font-size="9pt" fo:font-weight="bold" officeooo:rsid="02df8f7e" style:font-size-asian="9pt" style:font-weight-asian="bold" style:font-name-complex="Pyidaungsu" style:font-size-complex="9pt" style:font-weight-complex="bold"/>
    </style:style>
    <style:style style:name="T39" style:family="text">
      <style:text-properties officeooo:rsid="0016aab4"/>
    </style:style>
    <style:style style:name="T40" style:family="text">
      <style:text-properties officeooo:rsid="082fac51"/>
    </style:style>
    <style:style style:name="T41" style:family="text">
      <style:text-properties officeooo:rsid="00124150"/>
    </style:style>
    <style:style style:name="T42" style:family="text">
      <style:text-properties officeooo:rsid="082938f6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9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4"><text:a xlink:type="simple" xlink:href="py3o://with=%22r=obj%22" text:style-name="Internet_20_link" text:visited-style-name="Visited_20_Internet_20_Link"><text:span text:style-name="T1">with="r=obj"</text:span></text:a></text:p>
      <text:p text:style-name="P27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27"><text:a xlink:type="simple" xlink:href="py3o://with=%22o=e_obj%22" text:style-name="Internet_20_link" text:visited-style-name="Visited_20_Internet_20_Link"><text:span text:style-name="T6">with="o=e_obj"</text:span></text:a></text:p>
      <text:p text:style-name="P3"/>
      <table:table table:name="Table2" table:style-name="Table2">
        <table:table-column table:style-name="Table2.A"/>
        <table:table-row table:style-name="TableLine2054694963952">
          <table:table-cell table:style-name="Table2.A1" office:value-type="string">
            <text:p text:style-name="P51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1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54694964208">
          <table:table-cell table:style-name="Table2.A2" office:value-type="string">
            <text:p text:style-name="P55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54694965744">
          <table:table-cell table:style-name="Table4.A1" office:value-type="string">
            <text:p text:style-name="P59">လစာဝင်ငွေခွန်နုတ်ယူပေးသွင်းခြင်းဆိုင်ရာ အထောက်အထား လက်မှတ်</text:p>
            <text:p text:style-name="P58">[ဝင်ငွေခွန်ဥပဒေပုဒ်မ ၁၆၊ ပုဒ်မခွဲ (က) ညွှန်း]</text:p>
          </table:table-cell>
        </table:table-row>
      </table:table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54694958576">
          <table:table-cell table:style-name="Table1.A1" office:value-type="string">
            <text:p text:style-name="P14">လစာဝင်ငွေခွန်နုတ်ယူခြင်းခံရသူ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14">လစာဝင်ငွေခွန်နုတ်ယူခြင်းခံရသူ</text:p>
          </table:table-cell>
        </table:table-row>
        <table:table-row table:style-name="TableLine2054694961136">
          <table:table-cell table:style-name="Table1.A1" office:value-type="string">
            <text:p text:style-name="P21"><draw:line text:anchor-type="paragraph" draw:z-index="14" draw:name="Shape3_20" draw:style-name="gr1" draw:text-style-name="P79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21"/>
          </table:table-cell>
          <table:table-cell table:style-name="Table1.A1" office:value-type="string">
            <text:p text:style-name="P12"/>
          </table:table-cell>
          <table:table-cell table:style-name="Table1.A1" table:number-rows-spanned="2" office:value-type="string">
            <text:p text:style-name="P21"><draw:line text:anchor-type="paragraph" draw:z-index="15" draw:name="Shape3_24" draw:style-name="gr1" draw:text-style-name="P79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21"><draw:line text:anchor-type="paragraph" draw:z-index="16" draw:name="Shape3_25" draw:style-name="gr1" draw:text-style-name="P79" svg:x1="0.0362in" svg:y1="0.2335in" svg:x2="3.8319in" svg:y2="0.2335in"><text:p/></draw:line></text:p>
          </table:table-cell>
        </table:table-row>
        <table:table-row table:style-name="TableLine2054694964720">
          <table:table-cell table:style-name="Table1.A1" office:value-type="string">
            <text:p text:style-name="P21"><draw:line text:anchor-type="paragraph" draw:z-index="17" draw:name="Shape3_26" draw:style-name="gr1" draw:text-style-name="P79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12"/>
          </table:table-cell>
          <table:covered-table-cell/>
        </table:table-row>
        <table:table-row table:style-name="TableLine2054694959344">
          <table:table-cell table:style-name="Table1.A1" office:value-type="string">
            <text:p text:style-name="P21"><draw:line text:anchor-type="paragraph" draw:z-index="18" draw:name="Shape3_27" draw:style-name="gr1" draw:text-style-name="P79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1"><draw:line text:anchor-type="paragraph" draw:z-index="19" draw:name="Shape3_28" draw:style-name="gr1" draw:text-style-name="P79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054694968304">
          <table:table-cell table:style-name="Table1.A1" office:value-type="string">
            <text:p text:style-name="P11"><draw:line text:anchor-type="paragraph" draw:z-index="21" draw:name="Shape3_30" draw:style-name="gr1" draw:text-style-name="P79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1"><draw:line text:anchor-type="paragraph" draw:z-index="20" draw:name="Shape3_29" draw:style-name="gr1" draw:text-style-name="P79" svg:x1="0.0827in" svg:y1="0.1811in" svg:x2="3.3693in" svg:y2="0.1811in"><text:p/></draw:line><draw:line text:anchor-type="paragraph" draw:z-index="22" draw:name="Shape3_31" draw:style-name="gr1" draw:text-style-name="P79" svg:x1="3.7744in" svg:y1="0.1811in" svg:x2="7.5701in" svg:y2="0.1811in"><text:p/></draw:line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3"><draw:line text:anchor-type="paragraph" draw:z-index="23" draw:name="Shape3_32" draw:style-name="gr1" draw:text-style-name="P80" svg:x1="0.4858in" svg:y1="0.1957in" svg:x2="3.8311in" svg:y2="0.1957in"><text:p/></draw:line>လိပ်စာ <text:s/><text:user-field-get text:name="py3o.o.company_id.street">street</text:user-field-get></text:p>
            <text:p text:style-name="P24"/>
          </table:table-cell>
        </table:table-row>
        <table:table-row table:style-name="TableLine2054694966768">
          <table:table-cell table:style-name="Table1.A1" office:value-type="string">
            <text:p text:style-name="P11"><draw:line text:anchor-type="paragraph" draw:z-index="24" draw:name="Shape3_33" draw:style-name="gr1" draw:text-style-name="P80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2"/>
          </table:table-cell>
          <table:table-cell table:style-name="Table1.A1" table:number-rows-spanned="2" office:value-type="string">
            <text:p text:style-name="P23"><draw:line text:anchor-type="paragraph" draw:z-index="25" draw:name="Shape3_34" draw:style-name="gr1" draw:text-style-name="P79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54694964976">
          <table:table-cell table:style-name="Table1.A1" office:value-type="string">
            <text:p text:style-name="P11"><draw:line text:anchor-type="paragraph" draw:z-index="26" draw:name="Shape3_35" draw:style-name="gr1" draw:text-style-name="P79" svg:x1="1.9563in" svg:y1="0.2067in" svg:x2="3.3689in" svg:y2="0.202in"><text:p/></draw:line><draw:line text:anchor-type="paragraph" draw:z-index="27" draw:name="Shape3_36" draw:style-name="gr1" draw:text-style-name="P79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2"/>
          </table:table-cell>
          <table:covered-table-cell/>
        </table:table-row>
      </table:table>
      <text:p text:style-name="P3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2"/>
        <table:table-column table:style-name="Table5.F"/>
        <table:table-row table:style-name="TableLine2054744389712">
          <table:table-cell table:style-name="Table5.A1" office:value-type="string">
            <text:p text:style-name="P35">စဥ်</text:p>
          </table:table-cell>
          <table:table-cell table:style-name="Table5.A1" office:value-type="string">
            <text:p text:style-name="P35">လအမည်</text:p>
          </table:table-cell>
          <table:table-cell table:style-name="Table5.A1" office:value-type="string">
            <text:p text:style-name="P35">ရရှိသည့် လစာဝင်ငွေ</text:p>
            <text:p text:style-name="P35"><text:s/>စုစုပေါင်း (ကျပ်)</text:p>
          </table:table-cell>
          <table:table-cell table:style-name="Table5.A1" office:value-type="string">
            <text:p text:style-name="P35">ပေးဆောင်သည့် </text:p>
            <text:p text:style-name="P35">အခွန်(ကျပ်)</text:p>
          </table:table-cell>
          <table:table-cell table:style-name="Table5.A1" office:value-type="string">
            <text:p text:style-name="P35">အခွန်ပေးသွင်းမှု</text:p>
            <text:p text:style-name="P35">အထောက်အထား</text:p>
            <text:p text:style-name="P35">အမှတ်</text:p>
          </table:table-cell>
          <table:table-cell table:style-name="Table5.F1" office:value-type="string">
            <text:p text:style-name="P35">လက်မှတ်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054740052864">
          <table:table-cell table:style-name="Table3.A1" table:number-columns-spanned="6" office:value-type="string">
            <text:p text:style-name="P60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0053120">
          <table:table-cell table:style-name="Table3.A2" office:value-type="string">
            <text:p text:style-name="P70"><text:text-input text:description="py3o://function=&quot;r.number_list(i)&quot;">sr</text:text-input></text:p>
          </table:table-cell>
          <table:table-cell table:style-name="Table3.A2" office:value-type="string">
            <text:p text:style-name="P52"><text:text-input text:description="py3o://function=&quot;r.month_list(i, r.month)&quot;">month</text:text-input></text:p>
          </table:table-cell>
          <table:table-cell table:style-name="Table3.A2" office:value-type="string">
            <text:p text:style-name="P72"><text:text-input text:description="py3o://function=&quot;o._get_payslip(i, r.month, r.fiscal_year_id, 'NET')&quot;">salary</text:text-input></text:p>
          </table:table-cell>
          <table:table-cell table:style-name="Table3.A2" office:value-type="string">
            <text:p text:style-name="P72"><text:text-input text:description="py3o://function=&quot;o._get_payslip(i, r.month, r.fiscal_year_id, 'PIT')&quot;">tax</text:text-input></text:p>
          </table:table-cell>
          <table:table-cell table:style-name="Table3.A2" office:value-type="string">
            <text:p text:style-name="P75"><text:text-input text:description="py3o://function=&quot;o._get_batches_tax_no(i, r.month, r.fiscal_year_id)&quot;">tax_approve</text:text-input></text:p>
          </table:table-cell>
          <table:table-cell table:style-name="Table3.F2" office:value-type="string">
            <text:p text:style-name="P77"/>
          </table:table-cell>
        </table:table-row>
        <table:table-row table:style-name="TableLine2054740051328">
          <table:table-cell table:style-name="Table3.A1" table:number-columns-spanned="6" office:value-type="string">
            <text:p text:style-name="P62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0051584">
          <table:table-cell table:style-name="Table3.A4" table:number-columns-spanned="2" office:value-type="string">
            <text:p text:style-name="P52">စုစုပေါင်း</text:p>
          </table:table-cell>
          <table:covered-table-cell/>
          <table:table-cell table:style-name="Table3.A4" office:value-type="string">
            <text:p text:style-name="P72"><text:text-input text:description="py3o://function=&quot;o._get_total(r.fiscal_year_id, 'NET')&quot;">t_total</text:text-input></text:p>
          </table:table-cell>
          <table:table-cell table:style-name="Table3.A4" office:value-type="string">
            <text:p text:style-name="P72"><text:text-input text:description="py3o://function=&quot;o._get_total(r.fiscal_year_id, 'PIT')&quot;">t_tax</text:text-input></text:p>
          </table:table-cell>
          <table:table-cell table:style-name="Table3.A4" office:value-type="string">
            <text:p text:style-name="P77"/>
          </table:table-cell>
          <table:table-cell table:style-name="Table3.A1" office:value-type="string">
            <text:p text:style-name="P56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54694961648">
          <table:table-cell table:style-name="Table7.A1" table:number-columns-spanned="3" office:value-type="string">
            <text:p text:style-name="P4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0"/>
          </table:table-cell>
          <table:table-cell table:style-name="Table7.A1" office:value-type="string">
            <text:p text:style-name="P47">အထက်ပါ အချက်အလက်များ မှန်ကန်ပါသည်။</text:p>
            <text:p text:style-name="P32"><draw:custom-shape text:anchor-type="paragraph" draw:z-index="0" draw:name="Shape1" draw:style-name="gr4" draw:text-style-name="P79" svg:width="1.0189in" svg:height="0.9634in" svg:x="1.2484in" svg:y="0.20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54695761024">
          <table:table-cell table:style-name="Table7.A2" table:number-columns-spanned="3" office:value-type="string">
            <text:p text:style-name="P44"><draw:line text:anchor-type="paragraph" draw:z-index="12" draw:name="Shape3_22" draw:style-name="gr1" draw:text-style-name="P79" svg:x1="2.0756in" svg:y1="0.1728in" svg:x2="3.0154in" svg:y2="0.1709in"><text:p/></draw:line>(က)အခြေခံခွင့်ပြုငွေ (၂၀%) <text:s/><text:span text:style-name="T41">= </text:span><text:span text:style-name="T42"><text:s text:c="8"/></text:span><text:span text:style-name="T41"><text:s text:c="4"/></text:span><text:span text:style-name="T30"><text:text-input text:description="py3o://function=&quot;o._get_basic_allowance(r.fiscal_year_id)&quot;">20p</text:text-input></text:span><text:span text:style-name="T41"><text:s text:c="2"/></text:span><text:span text:style-name="T42"><text:s text:c="10"/></text:span><text:span text:style-name="T39">ကျပ်</text:span></text:p>
          </table:table-cell>
          <table:covered-table-cell/>
          <table:covered-table-cell/>
          <table:table-cell table:style-name="Table7.D1" office:value-type="string">
            <text:p text:style-name="P30"/>
          </table:table-cell>
          <table:table-cell table:style-name="Table7.A2" table:number-rows-spanned="2" office:value-type="string">
            <text:p text:style-name="P64">နှုတ်ယူ</text:p>
            <text:p text:style-name="P64">ပေးသွင်းသူ </text:p>
            <text:p text:style-name="P57">ရုံးတံဆိပ်</text:p>
          </table:table-cell>
        </table:table-row>
        <table:table-row table:style-name="TableLine2054695761280">
          <table:table-cell table:style-name="Table7.A2" table:number-columns-spanned="3" office:value-type="string">
            <text:p text:style-name="P38">(ခ) ခံစားခွင့်ရှိသည့် အတူနေမိဘ <text:span text:style-name="T39">( <text:s text:c="4"/></text:span><text:span text:style-name="T32"><text:text-input text:description="py3o://function=&quot;o._get_parents()&quot;">parents</text:text-input></text:span><text:span text:style-name="T39"><text:s text:c="5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0"/>
          </table:table-cell>
          <table:covered-table-cell/>
        </table:table-row>
        <table:table-row table:style-name="TableLine2054695766656">
          <table:table-cell table:style-name="Table7.A2" table:number-columns-spanned="3" office:value-type="string">
            <text:p text:style-name="P50"><text:a xlink:type="simple" xlink:href="py3o://if=%22o.marital%20!=%20'single'%22" text:style-name="Internet_20_link" text:visited-style-name="Visited_20_Internet_20_Link"><text:span text:style-name="T37">if="o.marital != 'single'"</text:span></text:a><text:span text:style-name="T38"> </text:span></text:p>
          </table:table-cell>
          <table:covered-table-cell/>
          <table:covered-table-cell/>
          <table:table-cell table:style-name="Table7.D1" office:value-type="string">
            <text:p text:style-name="P30"/>
          </table:table-cell>
          <table:table-cell table:style-name="Table7.A2" office:value-type="string">
            <text:p text:style-name="P47"/>
          </table:table-cell>
        </table:table-row>
        <table:table-row table:style-name="TableLine2054695762304">
          <table:table-cell table:style-name="Table7.A5" office:value-type="string">
            <text:p text:style-name="P42">(ဂ) အိမ်ထောင်ဖက် </text:p>
          </table:table-cell>
          <table:table-cell table:style-name="Table7.D1" office:value-type="string">
            <text:list xml:id="list443074674" text:style-name="L1">
              <text:list-item>
                <text:p text:style-name="P43"><draw:custom-shape text:anchor-type="paragraph" draw:z-index="1" draw:name="Shape2" draw:style-name="gr3" draw:text-style-name="P81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7"><draw:custom-shape text:anchor-type="paragraph" draw:z-index="3" draw:name="Shape2_1" draw:style-name="gr2" draw:text-style-name="P81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30"/>
          </table:table-cell>
          <table:table-cell table:style-name="Table7.A2" office:value-type="string">
            <text:p text:style-name="P47"/>
          </table:table-cell>
        </table:table-row>
        <table:table-row table:style-name="TableLine2054695764608">
          <table:table-cell table:style-name="Table7.A2" table:number-columns-spanned="3" office:value-type="string">
            <text:p text:style-name="P49"><text:a xlink:type="simple" xlink:href="py3o:///if" text:style-name="Internet_20_link" text:visited-style-name="Visited_20_Internet_20_Link"><text:span text:style-name="T36">/if</text:span></text:a></text:p>
          </table:table-cell>
          <table:covered-table-cell/>
          <table:covered-table-cell/>
          <table:table-cell table:style-name="Table7.A5" office:value-type="string">
            <text:p text:style-name="P30"/>
          </table:table-cell>
          <table:table-cell table:style-name="Table7.A2" office:value-type="string">
            <text:p text:style-name="P47"/>
          </table:table-cell>
        </table:table-row>
        <table:table-row table:style-name="TableLine2054695767168">
          <table:table-cell table:style-name="Table7.A2" table:number-columns-spanned="3" office:value-type="string">
            <text:p text:style-name="P50"><text:a xlink:type="simple" xlink:href="py3o://if=%22o.marital%20==%20'single'%22" text:style-name="Internet_20_link" text:visited-style-name="Visited_20_Internet_20_Link"><text:span text:style-name="T37">if="o.marital == 'single'"</text:span></text:a><text:span text:style-name="T38"> </text:span></text:p>
          </table:table-cell>
          <table:covered-table-cell/>
          <table:covered-table-cell/>
          <table:table-cell table:style-name="Table7.D1" office:value-type="string">
            <text:p text:style-name="P30"/>
          </table:table-cell>
          <table:table-cell table:style-name="Table7.A2" office:value-type="string">
            <text:p text:style-name="P47"/>
          </table:table-cell>
        </table:table-row>
        <table:table-row table:style-name="TableLine2054695767680">
          <table:table-cell table:style-name="Table7.A5" office:value-type="string">
            <text:p text:style-name="P37">(ဂ) အိမ်ထောင်ဖက်</text:p>
          </table:table-cell>
          <table:table-cell table:style-name="Table7.D1" office:value-type="string">
            <text:p text:style-name="P37"><draw:custom-shape text:anchor-type="paragraph" draw:z-index="4" draw:name="Shape2_2" draw:style-name="gr2" draw:text-style-name="P81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766707953" text:style-name="L2">
              <text:list-item>
                <text:p text:style-name="P36"><draw:custom-shape text:anchor-type="paragraph" draw:z-index="2" draw:name="Shape2_0" draw:style-name="gr2" draw:text-style-name="P81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0"/>
          </table:table-cell>
          <table:table-cell table:style-name="Table7.A2" office:value-type="string">
            <text:p text:style-name="P47"/>
          </table:table-cell>
        </table:table-row>
        <table:table-row table:style-name="TableLine2054695759232">
          <table:table-cell table:style-name="Table7.A2" table:number-columns-spanned="3" office:value-type="string">
            <text:p text:style-name="P49"><text:a xlink:type="simple" xlink:href="py3o:///if" text:style-name="Internet_20_link" text:visited-style-name="Visited_20_Internet_20_Link"><text:span text:style-name="T36">/if</text:span></text:a></text:p>
          </table:table-cell>
          <table:covered-table-cell/>
          <table:covered-table-cell/>
          <table:table-cell table:style-name="Table7.D1" office:value-type="string">
            <text:p text:style-name="P30"/>
          </table:table-cell>
          <table:table-cell table:style-name="Table7.A2" office:value-type="string">
            <text:p text:style-name="P47"/>
          </table:table-cell>
        </table:table-row>
        <table:table-row table:style-name="TableLine2054695765376">
          <table:table-cell table:style-name="Table7.A2" table:number-columns-spanned="3" office:value-type="string">
            <text:p text:style-name="P38">(ဃ) ခံစားခွင့်ရှိသည့် သား/သမီး <text:span text:style-name="T39"><text:s/>( <text:s text:c="6"/></text:span><text:span text:style-name="T30"><text:user-field-get text:name="py3o.o.children">children</text:user-field-get></text:span><text:span text:style-name="T39"><text:s text:c="7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0"/>
          </table:table-cell>
          <table:table-cell table:style-name="Table7.A2" office:value-type="string">
            <text:p text:style-name="P47"/>
          </table:table-cell>
        </table:table-row>
        <table:table-row table:style-name="TableLine2054695758208">
          <table:table-cell table:style-name="Table7.A2" table:number-columns-spanned="3" office:value-type="string">
            <text:p text:style-name="P39">(င) ဝန်ထမ်းနှင့် အိမ်ထောင်ဖက်အတွက် အသက်အာမခံပရီမီယံ </text:p>
            <text:p text:style-name="P40"><draw:line text:anchor-type="paragraph" draw:z-index="13" draw:name="Shape3_23" draw:style-name="gr1" draw:text-style-name="P79" svg:x1="1.0654in" svg:y1="0.1965in" svg:x2="2.7134in" svg:y2="0.1945in"><text:p/></draw:line><text:span text:style-name="T39"><text:s text:c="6"/>ပေးသွင်းငွေ</text:span><text:span text:style-name="T40"> <text:s text:c="16"/></text:span><text:span text:style-name="T39"><text:s/></text:span><text:span text:style-name="T31"><text:text-input text:description="py3o://function=&quot;o._get_premium_fee()&quot;">insu_fee</text:text-input></text:span><text:span text:style-name="T39"><text:s text:c="6"/></text:span><text:span text:style-name="T40"><text:s text:c="16"/></text:span><text:span text:style-name="T39">ကျပ်</text:span></text:p>
          </table:table-cell>
          <table:covered-table-cell/>
          <table:covered-table-cell/>
          <table:table-cell table:style-name="Table7.D1" office:value-type="string">
            <text:p text:style-name="P30"/>
          </table:table-cell>
          <table:table-cell table:style-name="Table7.A2" table:number-rows-spanned="3" office:value-type="string">
            <text:p text:style-name="P65"><draw:line text:anchor-type="paragraph" draw:z-index="5" draw:name="Shape3_5" draw:style-name="gr1" draw:text-style-name="P79" svg:x1="0.5429in" svg:y1="0.1638in" svg:x2="3.3665in" svg:y2="0.1638in"><text:p/></draw:line>လက်မှတ် <text:s/></text:p>
            <text:p text:style-name="P66">အမည် <text:s text:c="2"/><text:span text:style-name="T29"><text:user-field-get text:name="py3o.o.company_id.hr_head_id.name">hr_head</text:user-field-get></text:span></text:p>
            <text:p text:style-name="P67"><draw:line text:anchor-type="paragraph" draw:z-index="6" draw:name="Shape3_15" draw:style-name="gr1" draw:text-style-name="P79" svg:x1="0.4043in" svg:y1="-0.1098in" svg:x2="3.3559in" svg:y2="-0.1098in"><text:p/></draw:line><draw:line text:anchor-type="paragraph" draw:z-index="7" draw:name="Shape3_16" draw:style-name="gr1" draw:text-style-name="P79" svg:x1="0.4087in" svg:y1="0.2256in" svg:x2="3.3134in" svg:y2="0.2181in"><text:p/></draw:line>တာဝန်<text:span text:style-name="T29"> <text:s text:c="2"/></text:span><text:span text:style-name="T29"><text:user-field-get text:name="py3o.o.company_id.hr_head_id.job_id.name">hr_head_job_name</text:user-field-get></text:span><text:span text:style-name="T29"><text:s/>, </text:span><text:span text:style-name="T29"><text:user-field-get text:name="py3o.o.company_id.hr_head_id.department_id.name">department_name</text:user-field-get></text:span></text:p>
            <text:p text:style-name="P66"><draw:line text:anchor-type="paragraph" draw:z-index="8" draw:name="Shape3_18" draw:style-name="gr1" draw:text-style-name="P80" svg:x1="1.974in" svg:y1="0.1701in" svg:x2="3.3291in" svg:y2="0.1657in"><text:p/></draw:line>နိုင်ငံသားစိစစ်ရေးကတ်ပြားအမှတ်<text:span text:style-name="T29"> <text:s text:c="2"/></text:span><text:span text:style-name="T29"><text:user-field-get text:name="py3o.o.company_id.hr_head_id.nrc">nrc</text:user-field-get></text:span></text:p>
            <text:p text:style-name="P68"><draw:line text:anchor-type="paragraph" draw:z-index="9" draw:name="Shape3_17" draw:style-name="gr1" draw:text-style-name="P79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6"><draw:line text:anchor-type="paragraph" draw:z-index="10" draw:name="Shape3_19" draw:style-name="gr1" draw:text-style-name="P79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054695760512">
          <table:table-cell table:style-name="Table7.A2" table:number-columns-spanned="3" office:value-type="string">
            <text:p text:style-name="P41">(စ) လူမှုဖူလုံရေး ရန်ပုံငွေသို့ ပေးသွင်းရန်<text:span text:style-name="T39">နုတ်ယူခြင်းခံရသည့်</text:span></text:p>
            <text:p text:style-name="P41"><draw:line text:anchor-type="paragraph" draw:z-index="11" draw:name="Shape3_21" draw:style-name="gr1" draw:text-style-name="P79" svg:x1="0.3882in" svg:y1="0.1941in" svg:x2="2.0362in" svg:y2="0.1921in"><text:p/></draw:line><text:span text:style-name="T39"><text:s text:c="5"/>ငွေ <text:s text:c="4"/></text:span><text:span text:style-name="T40"><text:s text:c="10"/></text:span><text:span text:style-name="T39"><text:s/></text:span><text:span text:style-name="T31"><text:text-input text:description="py3o://function=&quot;o._get_ssb_fee()&quot;">ssb_fee</text:text-input></text:span><text:span text:style-name="T39"><text:s text:c="6"/></text:span><text:span text:style-name="T40"><text:s text:c="9"/></text:span><text:span text:style-name="T39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0"/>
          </table:table-cell>
          <table:covered-table-cell/>
        </table:table-row>
        <table:table-row table:style-name="TableLine2054695764864">
          <table:table-cell table:style-name="Table7.A2" table:number-columns-spanned="3" office:value-type="string">
            <text:p text:style-name="P4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0"/>
          </table:table-cell>
          <table:covered-table-cell/>
        </table:table-row>
        <table:table-row table:style-name="TableLine2054695765632">
          <table:table-cell table:style-name="Table7.A2" table:number-columns-spanned="3" office:value-type="string">
            <text:p text:style-name="P45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0"/>
          </table:table-cell>
          <table:table-cell table:style-name="Table7.A2" office:value-type="string">
            <text:p text:style-name="P78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054695772032">
          <table:table-cell table:style-name="Table7.A2" table:number-columns-spanned="3" office:value-type="string">
            <text:p text:style-name="P16"/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1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54695762560">
          <table:table-cell table:style-name="Table9.A1" office:value-type="string">
            <text:p text:style-name="P15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17">ရှင်းလင်းချက်</text:p>
          </table:table-cell>
        </table:table-row>
        <table:table-row table:style-name="TableLine2054695768704">
          <table:table-cell table:style-name="Table9.A2" office:value-type="string">
            <text:p text:style-name="P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18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<text:soft-page-break/>စီမံအုပ်ချုပ်မှု ဥပဒေ ပုဒ်မ ၇၄၊ ပုဒ်မခွဲ (ဃ)]</text:p>
            <text:p text:style-name="P8"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"/>
          </table:table-cell>
          <table:table-cell table:style-name="Table9.A2" office:value-type="string">
            <text:p text:style-name="P9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19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25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20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19">၅။ <text:span text:style-name="T26">လက်မှတ်တို</text:span> စာတိုင်နှင့် <text:span text:style-name="T26">နုတ်ယူပေးသွင်းသူ၏ လက်မှတ်</text:span> နေရာ<text:soft-page-break/>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2"/>
      <table:table table:name="Table8" table:style-name="Table8">
        <table:table-column table:style-name="Table8.A"/>
        <table:table-row table:style-name="TableLine2054695761536">
          <table:table-cell table:style-name="Table8.A1" office:value-type="string">
            <text:p text:style-name="P13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28"/>
      <text:p text:style-name="P26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3H23M19S</meta:editing-duration>
    <meta:editing-cycles>1149</meta:editing-cycles>
    <dc:date>2022-12-08T10:42:30.774000000</dc:date>
    <meta:document-statistic meta:table-count="8" meta:image-count="0" meta:object-count="0" meta:page-count="3" meta:paragraph-count="85" meta:word-count="337" meta:character-count="2546" meta:non-whitespace-character-count="2118"/>
  </office:meta>
</office:document-meta>
</file>